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7/meta.xml" manifest:media-type="text/xml"/>
  <manifest:file-entry manifest:full-path="Object 7/styles.xml" manifest:media-type="text/xml"/>
  <manifest:file-entry manifest:full-path="Object 7/content.xml" manifest:media-type="text/xml"/>
  <manifest:file-entry manifest:full-path="Object 7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9.89mm"/>
    </style:style>
    <style:style style:name="co2" style:family="table-column">
      <style:table-column-properties fo:break-before="auto" style:column-width="37.31mm"/>
    </style:style>
    <style:style style:name="co3" style:family="table-column">
      <style:table-column-properties fo:break-before="auto" style:column-width="57.5mm"/>
    </style:style>
    <style:style style:name="co4" style:family="table-column">
      <style:table-column-properties fo:break-before="auto" style:column-width="74.37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22.67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m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1">
      <style:table-cell-properties style:text-align-source="fix" style:repeat-content="false" fo:border="0.74pt solid #000000"/>
      <style:paragraph-properties fo:text-align="center" fo:margin-left="0mm"/>
    </style:style>
    <style:style style:name="ce6" style:family="table-cell" style:parent-style-name="Default" style:data-style-name="N0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ce7" style:family="table-cell" style:parent-style-name="Default">
      <style:table-cell-properties fo:background-color="#ffff99" style:text-align-source="fix" style:repeat-content="false" fo:border="0.74pt solid #000000"/>
      <style:paragraph-properties fo:text-align="center" fo:margin-left="0mm"/>
      <style:text-properties fo:font-style="italic" style:font-style-asian="italic" style:font-style-complex="italic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59.99mm" svg:height="89.99mm" svg:x="175.5mm" svg:y="17.99mm">
            <loext:p draw:notify-on-update-of-ranges="Sheet1.A2:Sheet1.A51 Sheet1.B1:Sheet1.B1 Sheet1.B2:Sheet1.B5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190.68mm" svg:y="253.79mm">
            <loext:p draw:notify-on-update-of-ranges="Sheet1.B55:Sheet1.B57 Sheet1.A55:Sheet1.A55 Sheet1.C55:Sheet1.C5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59.99mm" svg:height="89.99mm" svg:x="17.41mm" svg:y="314.44mm">
            <loext:p draw:notify-on-update-of-ranges="Sheet1.B58:Sheet1.B61 Sheet1.A58:Sheet1.A58 Sheet1.C58:Sheet1.C61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9.99mm" svg:height="89.99mm" svg:x="37.19mm" svg:y="414.84mm">
            <loext:p draw:notify-on-update-of-ranges="Sheet1.B62:Sheet1.B65 Sheet1.A62:Sheet1.A62 Sheet1.C62:Sheet1.C65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9.99mm" svg:height="89.99mm" svg:x="194.34mm" svg:y="537.48mm">
            <loext:p draw:notify-on-update-of-ranges="Sheet1.B127:Sheet1.B129 Sheet1.A127:Sheet1.A127 Sheet1.C127:Sheet1.C129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9.99mm" svg:height="89.99mm" svg:x="18.27mm" svg:y="636.36mm">
            <loext:p draw:notify-on-update-of-ranges="Sheet1.B130:Sheet1.B134 Sheet1.A130:Sheet1.A130 Sheet1.C130:Sheet1.C134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9.99mm" svg:height="89.99mm" svg:x="185.25mm" svg:y="636.9mm">
            <loext:p draw:notify-on-update-of-ranges="Sheet1.B135:Sheet1.B138 Sheet1.A135:Sheet1.A135 Sheet1.C135:Sheet1.C138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row table:style-name="ro1">
          <table:table-cell table:style-name="ce1" office:value-type="string" calcext:value-type="string">
            <text:p>Numer próby</text:p>
          </table:table-cell>
          <table:table-cell table:style-name="ce1" office:value-type="string" calcext:value-type="string">
            <text:p>Ilość iteracji/epok</text:p>
          </table:table-cell>
          <table:table-cell/>
          <table:table-cell table:style-name="ce1" office:value-type="string" calcext:value-type="string">
            <text:p>Średnia ilość iteracji ( po 50 próbach )</text:p>
          </table:table-cell>
          <table:table-cell table:style-name="ce6" office:value-type="float" office:value="3.6" calcext:value-type="float">
            <text:p>3,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table:style-name="ce1" office:value-type="string" calcext:value-type="string">
            <text:p>Średni czas uczenia [ nanoseconds ]</text:p>
          </table:table-cell>
          <table:table-cell table:style-name="ce7" office:value-type="float" office:value="35720084" calcext:value-type="float">
            <text:p>3572008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 table:number-rows-repeated="2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umer próby ( wybrane przykładowe 3 )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SE</text:p>
          </table:table-cell>
          <table:table-cell table:number-columns-repeated="2"/>
        </table:table-row>
        <table:table-row table:style-name="ro1">
          <table:table-cell table:style-name="ce3" office:value-type="float" office:value="5" calcext:value-type="float" table:number-columns-spanned="1" table:number-rows-spanned="3">
            <text:p>5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38" calcext:value-type="float">
            <text:p>0,38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2" office:value-type="float" office:value="0.15" calcext:value-type="float">
            <text:p>0,15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17" calcext:value-type="float" table:number-columns-spanned="1" table:number-rows-spanned="4">
            <text:p>17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42" calcext:value-type="float">
            <text:p>0,42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2" office:value-type="float" office:value="0.29" calcext:value-type="float">
            <text:p>0,29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2" office:value-type="float" office:value="0.27" calcext:value-type="float">
            <text:p>0,27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3" office:value-type="float" office:value="28" calcext:value-type="float" table:number-columns-spanned="1" table:number-rows-spanned="4">
            <text:p>28</text:p>
          </table:table-cell>
          <table:table-cell office:value-type="float" office:value="1" calcext:value-type="float">
            <text:p>1</text:p>
          </table:table-cell>
          <table:table-cell table:style-name="ce2" office:value-type="float" office:value="0.5" calcext:value-type="float">
            <text:p>0,5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2" office:value-type="float" office:value="0.48" calcext:value-type="float">
            <text:p>0,48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4" calcext:value-type="float">
            <text:p>4</text:p>
          </table:table-cell>
          <table:table-cell table:style-name="ce2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Default" table:number-columns-repeated="2"/>
          <table:table-cell table:number-columns-repeated="3"/>
        </table:table-row>
        <table:table-row table:style-name="ro1" table:number-rows-repeated="11">
          <table:table-cell table:style-name="Default" table:number-columns-repeated="2"/>
          <table:table-cell table:number-columns-repeated="3"/>
        </table:table-row>
        <table:table-row table:style-name="ro1" table:number-rows-repeated="47">
          <table:table-cell table:style-name="Default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umer próby ( wybrane przykładowe 3 )</text:p>
          </table:table-cell>
          <table:table-cell table:style-name="ce1" office:value-type="string" calcext:value-type="string">
            <text:p>Epoka/Iteracja</text:p>
          </table:table-cell>
          <table:table-cell table:style-name="ce1" office:value-type="string" calcext:value-type="string">
            <text:p>MAPE</text:p>
          </table:table-cell>
          <table:table-cell table:number-columns-repeated="2"/>
        </table:table-row>
        <table:table-row table:style-name="ro1">
          <table:table-cell table:style-name="ce3" office:value-type="float" office:value="10" calcext:value-type="float" table:number-columns-spanned="1" table:number-rows-spanned="3">
            <text:p>10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.37" calcext:value-type="percentage">
            <text:p>37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5" office:value-type="percentage" office:value="0.11" calcext:value-type="percentage">
            <text:p>11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table:style-name="ce3" office:value-type="float" office:value="27" calcext:value-type="float" table:number-columns-spanned="1" table:number-rows-spanned="5">
            <text:p>27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.56" calcext:value-type="percentage">
            <text:p>56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5" office:value-type="percentage" office:value="0.52" calcext:value-type="percentage">
            <text:p>52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5" office:value-type="percentage" office:value="0.49" calcext:value-type="percentage">
            <text:p>49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4" calcext:value-type="float">
            <text:p>4</text:p>
          </table:table-cell>
          <table:table-cell table:style-name="ce5" office:value-type="percentage" office:value="0.01" calcext:value-type="percentage">
            <text:p>1,00%</text:p>
          </table:table-cell>
          <table:table-cell table:number-columns-repeated="2"/>
        </table:table-row>
        <table:table-row table:style-name="ro1">
          <table:covered-table-cell table:style-name="Default"/>
          <table:table-cell office:value-type="float" office:value="5" calcext:value-type="float">
            <text:p>5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/>
        </table:table-row>
        <table:table-row table:style-name="ro1">
          <table:table-cell table:style-name="ce3" office:value-type="float" office:value="43" calcext:value-type="float" table:number-columns-spanned="1" table:number-rows-spanned="4">
            <text:p>43</text:p>
          </table:table-cell>
          <table:table-cell office:value-type="float" office:value="1" calcext:value-type="float">
            <text:p>1</text:p>
          </table:table-cell>
          <table:table-cell table:style-name="ce5" office:value-type="percentage" office:value="0.5" calcext:value-type="percentage">
            <text:p>50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2" calcext:value-type="float">
            <text:p>2</text:p>
          </table:table-cell>
          <table:table-cell table:style-name="ce5" office:value-type="percentage" office:value="0.44" calcext:value-type="percentage">
            <text:p>44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3" calcext:value-type="float">
            <text:p>3</text:p>
          </table:table-cell>
          <table:table-cell table:style-name="ce5" office:value-type="percentage" office:value="0.17" calcext:value-type="percentage">
            <text:p>17,00%</text:p>
          </table:table-cell>
          <table:table-cell table:number-columns-repeated="2"/>
        </table:table-row>
        <table:table-row table:style-name="ro1">
          <table:covered-table-cell table:style-name="ce4"/>
          <table:table-cell office:value-type="float" office:value="4" calcext:value-type="float">
            <text:p>4</text:p>
          </table:table-cell>
          <table:table-cell table:style-name="ce5" office:value-type="percentage" office:value="0" calcext:value-type="percentage">
            <text:p>0,00%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6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pl" fo:country="PL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l" fo:country="PL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9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0">00.00.0000</text:date>, <text:time style:data-style-name="N2" text:time-value="16:58:48.36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4H33M5S</meta:editing-duration>
    <meta:editing-cycles>46</meta:editing-cycles>
    <meta:generator>LibreOffice/5.1.3.2$Windows_X86_64 LibreOffice_project/644e4637d1d8544fd9f56425bd6cec110e49301b</meta:generator>
    <dc:date>2016-11-10T17:51:49.973000000</dc:date>
    <meta:document-statistic meta:table-count="3" meta:cell-count="164" meta:object-count="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4pt" fo:font-weight="bold" style:font-size-asian="13pt" style:font-size-complex="13pt"/>
    </style:style>
    <style:style style:name="ch3" style:family="chart">
      <style:chart-properties chart:three-dimensional="true" chart:solid-type="cylinder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0.5pt" fo:font-style="italic" fo:font-weight="bold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0.5pt" fo:font-style="italic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olid-type="cylinder"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33cm" svg:y="0.315cm" chart:style-name="ch2">
          <text:p>Ilość iteracji ( czas nauki ) dla 50 prób</text:p>
        </chart:title>
        <chart:plot-area chart:style-name="ch3" table:cell-range-address="Sheet1.A1:Sheet1.B51" chart:data-source-has-labels="both" svg:x="1.416cm" svg:y="1.348cm" svg:width="14.264cm" svg:height="6.406cm" dr3d:vrp="(17634.6218373783 10271.4823817647 24594.8639082739)" dr3d:vpn="(0.416199821709347 0.173649045905254 0.892537795986984)" dr3d:vup="(-0.0733876362771618 0.984807599917971 -0.157379306090273)" dr3d:projection="parallel" dr3d:distance="4.2cm" dr3d:focal-length="8cm" dr3d:shadow-slant="0" dr3d:shade-mode="gouraud" dr3d:ambient-color="#999999" dr3d:lighting-mode="true">
          <chartooo:coordinate-region svg:x="1.906cm" svg:y="1.417cm" svg:width="13.72cm" svg:height="5.546cm"/>
          <dr3d:light dr3d:diffuse-color="#808080" dr3d:direction="(0 0 1)" dr3d:enabled="false" dr3d:specular="true"/>
          <dr3d:light dr3d:diffuse-color="#808080" dr3d:direction="(0 0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auto">
            <chartooo:date-scale/>
            <chart:title svg:x="7.343cm" svg:y="7.935cm" chart:style-name="ch5">
              <text:p>Numer próby</text:p>
            </chart:title>
            <chart:categories table:cell-range-address="Sheet1.A2:Sheet1.A51"/>
          </chart:axis>
          <chart:axis chart:dimension="y" chart:name="primary-y" chart:style-name="ch6">
            <chart:title svg:x="0.451cm" svg:y="6.166cm" chart:style-name="ch7">
              <text:p>Ilość epok/iteracji</text:p>
            </chart:title>
            <chart:grid chart:style-name="ch8" chart:class="major"/>
          </chart:axis>
          <chart:axis chart:dimension="z" chart:name="primary-z" chart:style-name="ch4"/>
          <chart:series chart:style-name="ch9" chart:values-cell-range-address="Sheet1.B2:Sheet1.B51" chart:label-cell-address="Sheet1.B1:Sheet1.B1" chart:class="chart:bar">
            <chart:data-point chart:repeated="50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Ilość iteracji/epok</text:p>
                <draw:g>
                  <svg:desc>Sheet1.B1:Sheet1.B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2:Sheet1.A51</svg:desc>
                </draw:g>
              </table:table-cell>
              <table:table-cell office:value-type="float" office:value="3">
                <text:p>3</text:p>
                <draw:g>
                  <svg:desc>Sheet1.B2:Sheet1.B5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311cm" svg:y="0.315cm" chart:style-name="ch2">
          <text:p>Próba nr 5</text:p>
        </chart:title>
        <chart:plot-area chart:style-name="ch3" table:cell-range-address="Sheet1.B55:Sheet1.C57 Sheet1.A55:Sheet1.A55" chart:data-source-has-labels="both" svg:x="1.453cm" svg:y="1.592cm" svg:width="14.227cm" svg:height="6.125cm">
          <chartooo:coordinate-region svg:x="2.365cm" svg:y="1.791cm" svg:width="13.221cm" svg:height="5.279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55:Sheet1.B57"/>
          </chart:axis>
          <chart:axis chart:dimension="y" chart:name="primary-y" chart:style-name="ch4">
            <chart:title svg:x="0.451cm" svg:y="5.161cm" chart:style-name="ch6">
              <text:p>MSE</text:p>
            </chart:title>
          </chart:axis>
          <chart:series chart:style-name="ch7" chart:values-cell-range-address="Sheet1.C55:Sheet1.C57" chart:label-cell-address="Sheet1.A55:Sheet1.A55" chart:class="chart:line">
            <chart:data-point chart:repeated="3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5</text:p>
                <draw:g>
                  <svg:desc>Sheet1.A55:Sheet1.A5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5:Sheet1.B57</svg:desc>
                </draw:g>
              </table:table-cell>
              <table:table-cell office:value-type="float" office:value="0.38">
                <text:p>0.38</text:p>
                <draw:g>
                  <svg:desc>Sheet1.C55:Sheet1.C57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5">
                <text:p>0.1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17</text:p>
        </chart:title>
        <chart:plot-area chart:style-name="ch3" table:cell-range-address="Sheet1.B58:Sheet1.C61 Sheet1.A58:Sheet1.A58" chart:data-source-has-labels="both" svg:x="1.453cm" svg:y="1.592cm" svg:width="14.227cm" svg:height="6.125cm">
          <chartooo:coordinate-region svg:x="2.365cm" svg:y="1.791cm" svg:width="13.221cm" svg:height="5.279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58:Sheet1.B61"/>
          </chart:axis>
          <chart:axis chart:dimension="y" chart:name="primary-y" chart:style-name="ch4">
            <chart:title svg:x="0.451cm" svg:y="5.161cm" chart:style-name="ch6">
              <text:p>MSE</text:p>
            </chart:title>
          </chart:axis>
          <chart:series chart:style-name="ch7" chart:values-cell-range-address="Sheet1.C58:Sheet1.C61" chart:label-cell-address="Sheet1.A58:Sheet1.A58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7</text:p>
                <draw:g>
                  <svg:desc>Sheet1.A58:Sheet1.A58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58:Sheet1.B61</svg:desc>
                </draw:g>
              </table:table-cell>
              <table:table-cell office:value-type="float" office:value="0.42">
                <text:p>0.42</text:p>
                <draw:g>
                  <svg:desc>Sheet1.C58:Sheet1.C61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29">
                <text:p>0.2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">
                <text:p>0.2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7" style:family="chart" style:data-style-name="N0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28</text:p>
        </chart:title>
        <chart:plot-area chart:style-name="ch3" table:cell-range-address="Sheet1.B62:Sheet1.C65 Sheet1.A62:Sheet1.A62" chart:data-source-has-labels="both" svg:x="1.453cm" svg:y="1.592cm" svg:width="14.227cm" svg:height="6.125cm">
          <chartooo:coordinate-region svg:x="2.18cm" svg:y="1.792cm" svg:width="13.406cm" svg:height="5.278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62:Sheet1.B65"/>
          </chart:axis>
          <chart:axis chart:dimension="y" chart:name="primary-y" chart:style-name="ch4">
            <chart:title svg:x="0.451cm" svg:y="5.161cm" chart:style-name="ch6">
              <text:p>MSE</text:p>
            </chart:title>
          </chart:axis>
          <chart:series chart:style-name="ch7" chart:values-cell-range-address="Sheet1.C62:Sheet1.C65" chart:label-cell-address="Sheet1.A62:Sheet1.A62" chart:class="chart:line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8</text:p>
                <draw:g>
                  <svg:desc>Sheet1.A62:Sheet1.A62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62:Sheet1.B65</svg:desc>
                </draw:g>
              </table:table-cell>
              <table:table-cell office:value-type="float" office:value="0.5">
                <text:p>0.5</text:p>
                <draw:g>
                  <svg:desc>Sheet1.C62:Sheet1.C6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8">
                <text:p>0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10</text:p>
        </chart:title>
        <chart:plot-area chart:style-name="ch3" table:cell-range-address="Sheet1.B127:Sheet1.C129 Sheet1.A127:Sheet1.A127" chart:data-source-has-labels="both" svg:x="1.453cm" svg:y="1.592cm" svg:width="14.227cm" svg:height="6.125cm">
          <chartooo:coordinate-region svg:x="2.868cm" svg:y="1.791cm" svg:width="12.718cm" svg:height="5.279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127:Sheet1.B129"/>
          </chart:axis>
          <chart:axis chart:dimension="y" chart:name="primary-y" chart:style-name="ch6">
            <chart:title svg:x="0.451cm" svg:y="5.306cm" chart:style-name="ch7">
              <text:p>MAPE</text:p>
            </chart:title>
          </chart:axis>
          <chart:series chart:style-name="ch8" chart:values-cell-range-address="Sheet1.C127:Sheet1.C129" chart:label-cell-address="Sheet1.A127:Sheet1.A127" chart:class="chart:line">
            <chart:data-point chart:repeated="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0</text:p>
                <draw:g>
                  <svg:desc>Sheet1.A127:Sheet1.A127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27:Sheet1.B129</svg:desc>
                </draw:g>
              </table:table-cell>
              <table:table-cell office:value-type="float" office:value="0.37">
                <text:p>0.37</text:p>
                <draw:g>
                  <svg:desc>Sheet1.C127:Sheet1.C129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1">
                <text:p>0.1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27</text:p>
        </chart:title>
        <chart:plot-area chart:style-name="ch3" table:cell-range-address="Sheet1.B130:Sheet1.C134 Sheet1.A130:Sheet1.A130" chart:data-source-has-labels="both" svg:x="1.453cm" svg:y="1.592cm" svg:width="14.227cm" svg:height="6.125cm">
          <chartooo:coordinate-region svg:x="2.868cm" svg:y="1.792cm" svg:width="12.719cm" svg:height="5.278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130:Sheet1.B134"/>
          </chart:axis>
          <chart:axis chart:dimension="y" chart:name="primary-y" chart:style-name="ch6">
            <chart:title svg:x="0.451cm" svg:y="5.306cm" chart:style-name="ch7">
              <text:p>MAPE</text:p>
            </chart:title>
          </chart:axis>
          <chart:series chart:style-name="ch8" chart:values-cell-range-address="Sheet1.C130:Sheet1.C134" chart:label-cell-address="Sheet1.A130:Sheet1.A130" chart:class="chart:line">
            <chart:data-point chart:repeated="5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27</text:p>
                <draw:g>
                  <svg:desc>Sheet1.A130:Sheet1.A130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30:Sheet1.B134</svg:desc>
                </draw:g>
              </table:table-cell>
              <table:table-cell office:value-type="float" office:value="0.56">
                <text:p>0.56</text:p>
                <draw:g>
                  <svg:desc>Sheet1.C130:Sheet1.C134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52">
                <text:p>0.52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49">
                <text:p>0.4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01">
                <text:p>0.0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loext:min-decimal-places="2" number:min-integer-digits="1"/>
      <number:text>%</number:text>
    </number:percentag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8pt" fo:font-weight="bold" style:font-size-asian="13pt" style:font-size-complex="13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11pt" fo:font-style="italic" fo:font-weight="bold" style:font-size-asian="9pt" style:font-size-complex="9pt"/>
    </style:style>
    <style:style style:name="ch6" style:family="chart" style:data-style-name="N11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11pt" fo:font-style="italic" fo:font-weight="bold" style:font-size-asian="9pt" style:font-size-complex="9pt"/>
    </style:style>
    <style:style style:name="ch8" style:family="chart" style:data-style-name="N11">
      <style:chart-properties chart:symbol-type="none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6.139cm" svg:y="0.315cm" chart:style-name="ch2">
          <text:p>Próba nr 43</text:p>
        </chart:title>
        <chart:plot-area chart:style-name="ch3" table:cell-range-address="Sheet1.B135:Sheet1.C138 Sheet1.A135:Sheet1.A135" chart:data-source-has-labels="both" svg:x="1.453cm" svg:y="1.592cm" svg:width="14.227cm" svg:height="6.125cm">
          <chartooo:coordinate-region svg:x="2.868cm" svg:y="1.792cm" svg:width="12.719cm" svg:height="5.278cm"/>
          <chart:axis chart:dimension="x" chart:name="primary-x" chart:style-name="ch4" chartooo:axis-type="auto">
            <chartooo:date-scale/>
            <chart:title svg:x="7.199cm" svg:y="7.897cm" chart:style-name="ch5">
              <text:p>Epoka/Iteracja</text:p>
            </chart:title>
            <chart:categories table:cell-range-address="Sheet1.B135:Sheet1.B138"/>
          </chart:axis>
          <chart:axis chart:dimension="y" chart:name="primary-y" chart:style-name="ch6">
            <chart:title svg:x="0.451cm" svg:y="5.306cm" chart:style-name="ch7">
              <text:p>MAPE</text:p>
            </chart:title>
          </chart:axis>
          <chart:series chart:style-name="ch8" chart:values-cell-range-address="Sheet1.C135:Sheet1.C138" chart:label-cell-address="Sheet1.A135:Sheet1.A135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43</text:p>
                <draw:g>
                  <svg:desc>Sheet1.A135:Sheet1.A135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B135:Sheet1.B138</svg:desc>
                </draw:g>
              </table:table-cell>
              <table:table-cell office:value-type="float" office:value="0.5">
                <text:p>0.5</text:p>
                <draw:g>
                  <svg:desc>Sheet1.C135:Sheet1.C138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44">
                <text:p>0.44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17">
                <text:p>0.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3.2$Windows_X86_64 LibreOffice_project/644e4637d1d8544fd9f56425bd6cec110e49301b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" draw:display-name="Dashed (var) 1" draw:style="rect" draw:dots1="1" draw:dots1-length="0.02cm" draw:dots2="1" draw:dots2-length="0.02cm" draw:distance="0.02cm"/>
  </office:styles>
</office:document-styles>
</file>